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center" style:justify-single-word="false"/>
      <style:text-properties style:font-name="DejaVu Sans" fo:font-size="18pt" style:font-size-asian="18pt" style:font-size-complex="18pt"/>
    </style:style>
    <style:style style:name="P2" style:family="paragraph" style:parent-style-name="Text_20_body">
      <style:paragraph-properties fo:text-align="center" style:justify-single-word="false"/>
      <style:text-properties style:font-name="DejaVu Sans" fo:font-size="18pt" style:font-size-asian="18pt" style:font-size-complex="18pt"/>
    </style:style>
    <style:style style:name="P3" style:family="paragraph" style:parent-style-name="Text_20_body">
      <style:paragraph-properties fo:text-align="start" style:justify-single-word="false"/>
      <style:text-properties style:font-name="DejaVu Sans" fo:font-size="18pt" fo:font-weight="bold" style:font-size-asian="18pt" style:font-weight-asian="bold" style:font-size-complex="18pt" style:font-weight-complex="bold"/>
    </style:style>
    <style:style style:name="P4" style:family="paragraph" style:parent-style-name="Contents_20_1">
      <style:text-properties style:font-name="DejaVu Sans" fo:font-size="18pt" fo:font-weight="bold" style:font-size-asian="18pt" style:font-weight-asian="bold" style:font-size-complex="18pt" style:font-weight-complex="bold"/>
    </style:style>
    <style:style style:name="P5" style:family="paragraph" style:parent-style-name="Contents_20_1">
      <style:text-properties style:font-name="DejaVu Sans" fo:font-size="15pt" fo:font-weight="normal" style:font-size-asian="15pt" style:font-weight-asian="normal" style:font-size-complex="15pt" style:font-weight-complex="normal"/>
    </style:style>
    <style:style style:name="P6" style:family="paragraph" style:parent-style-name="Contents_20_1">
      <style:text-properties style:font-name="Arial" fo:font-size="15pt" fo:font-weight="normal" style:font-size-asian="15pt" style:font-weight-asian="normal" style:font-size-complex="15pt" style:font-weight-complex="normal"/>
    </style:style>
    <style:style style:name="P7" style:family="paragraph" style:parent-style-name="Contents_20_1">
      <style:text-properties style:font-name="DejaVu Serif" fo:font-size="12pt" fo:font-weight="normal" style:font-size-asian="12pt" style:font-weight-asian="normal" style:font-size-complex="12pt" style:font-weight-complex="normal"/>
    </style:style>
    <style:style style:name="P8" style:family="paragraph" style:parent-style-name="Contents_20_1">
      <style:text-properties style:font-name="DejaVu Serif"/>
    </style:style>
    <style:style style:name="P9" style:family="paragraph" style:parent-style-name="Contents_20_1" style:list-style-name="L2">
      <style:text-properties style:font-name="DejaVu Serif"/>
    </style:style>
    <style:style style:name="P10" style:family="paragraph" style:parent-style-name="Contents_20_1" style:list-style-name="L3">
      <style:text-properties style:font-name="DejaVu Sans" fo:font-size="12pt" style:text-underline-style="none" fo:font-weight="normal" style:font-size-asian="12pt" style:font-weight-asian="normal" style:font-size-complex="12pt" style:font-weight-complex="normal"/>
    </style:style>
    <style:style style:name="P11" style:family="paragraph" style:parent-style-name="Contents_20_1">
      <style:text-properties style:font-name="DejaVu Sans" fo:font-size="12pt" style:text-underline-style="none" fo:font-weight="normal" style:font-size-asian="12pt" style:font-weight-asian="normal" style:font-size-complex="12pt" style:font-weight-complex="normal"/>
    </style:style>
    <style:style style:name="P12" style:family="paragraph" style:parent-style-name="Contents_20_1">
      <style:text-properties style:font-name="DejaVu Sans" fo:font-size="15pt" style:text-underline-style="none" fo:font-weight="normal" style:font-size-asian="15pt" style:font-weight-asian="normal" style:font-size-complex="15pt" style:font-weight-complex="normal"/>
    </style:style>
    <style:style style:name="P13" style:family="paragraph" style:parent-style-name="Contents_20_1" style:list-style-name="L4">
      <style:text-properties style:font-name="DejaVu Sans" fo:font-size="15pt" style:text-underline-style="none" fo:font-weight="normal" style:font-size-asian="15pt" style:font-weight-asian="normal" style:font-size-complex="15pt" style:font-weight-complex="normal"/>
    </style:style>
    <style:style style:name="P14" style:family="paragraph" style:parent-style-name="Contents_20_1" style:list-style-name="L4"/>
    <style:style style:name="P15" style:family="paragraph" style:parent-style-name="Text_20_body">
      <style:text-properties style:font-name="DejaVu Serif"/>
    </style:style>
    <style:style style:name="P16" style:family="paragraph" style:parent-style-name="Text_20_body">
      <style:text-properties style:font-name="DejaVu Sans" fo:font-size="15pt" style:font-size-asian="15pt" style:font-size-complex="15pt"/>
    </style:style>
    <style:style style:name="P17" style:family="paragraph" style:parent-style-name="Text_20_body" style:list-style-name="L5">
      <style:text-properties style:font-name="DejaVu Serif"/>
    </style:style>
    <style:style style:name="P18" style:family="paragraph" style:parent-style-name="Text_20_body" style:list-style-name="L5">
      <style:text-properties style:font-name="DejaVu Sans" fo:font-size="15pt" fo:font-weight="normal" style:font-size-asian="15pt" style:font-weight-asian="normal" style:font-size-complex="15pt" style:font-weight-complex="normal"/>
    </style:style>
    <style:style style:name="P19" style:family="paragraph" style:parent-style-name="Text_20_body">
      <style:text-properties style:font-name="DejaVu Sans" fo:font-size="15pt" fo:font-weight="normal" style:font-size-asian="15pt" style:font-weight-asian="normal" style:font-size-complex="15pt" style:font-weight-complex="normal"/>
    </style:style>
    <style:style style:name="T1" style:family="text">
      <style:text-properties style:font-name="DejaVu Serif" fo:font-size="12pt" fo:font-weight="normal" style:font-size-asian="12pt" style:font-weight-asian="normal" style:font-size-complex="12pt" style:font-weight-complex="normal"/>
    </style:style>
    <style:style style:name="T2" style:family="text">
      <style:text-properties style:font-name="DejaVu Serif" style:text-underline-style="none"/>
    </style:style>
    <style:style style:name="T3" style:family="text">
      <style:text-properties style:font-name="DejaVu Serif"/>
    </style:style>
    <style:style style:name="T4" style:family="text" style:parent-style-name="Teletype">
      <style:text-properties style:font-name="DejaVu Serif"/>
    </style:style>
    <style:style style:name="T5" style:family="text" style:parent-style-name="Teletype">
      <style:text-properties style:font-name="DejaVu Serif" fo:font-size="12pt" style:text-underline-style="none" fo:font-weight="normal" style:font-size-asian="12pt" style:font-weight-asian="normal" style:font-size-complex="12pt" style:font-weight-complex="normal"/>
    </style:style>
    <style:style style:name="T6" style:family="text" style:parent-style-name="Teletype">
      <style:text-properties style:font-name="DejaVu Sans" fo:font-size="15pt" fo:font-weight="normal" style:font-size-asian="15pt" style:font-weight-asian="normal" style:font-size-complex="15pt" style:font-weight-complex="normal"/>
    </style:style>
    <style:style style:name="T7" style:family="text" style:parent-style-name="Teletype">
      <style:text-properties style:font-name="DejaVu Sans" fo:font-size="12pt" fo:font-weight="normal" style:font-size-asian="12pt" style:font-weight-asian="normal" style:font-size-complex="12pt" style:font-weight-complex="normal"/>
    </style:style>
    <style:style style:name="T8" style:family="text" style:parent-style-name="Teletype">
      <style:text-properties style:font-name="DejaVu Serif" fo:font-size="12pt" fo:font-weight="normal" style:font-size-asian="12pt" style:font-weight-asian="normal" style:font-size-complex="12pt" style:font-weight-complex="normal"/>
    </style:style>
    <style:style style:name="T9" style:family="text" style:parent-style-name="Teletype">
      <style:text-properties style:font-name="DejaVu Sans" fo:font-size="18pt" fo:font-weight="bold" style:font-size-asian="18pt" style:font-weight-asian="bold" style:font-size-complex="18pt"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taskaita už AKL veiklą 2006 metais</text:h>
      <text:p text:style-name="P2"/>
      <text:p text:style-name="P3">1 Nuveikti darbai</text:p>
      <text:p text:style-name="P4"/>
      <text:p text:style-name="P5">1.1 Parodos</text:p>
      <text:p text:style-name="P6"/>
      <text:p text:style-name="P7">Sėkmingai sudalyvauta „Infobalt 2006“ parodoje. Joje pristatytas „Baltix GNU/Linux 2.0“, kurio parduota/išdalinta 250 vnt. ir „Laisvos programos biurui 2006“ - parduota 50 vnt. „Baltix 2.0“ galima įsigyti perkant kompiuterį, o LPB 2006 galima įsigyti prekybos centruose.</text:p>
      <text:p text:style-name="P7"/>
      <text:p text:style-name="P7">AKL stende lankytojai buvo skatinami „išsikepti“ bet kurią „Linux“ distribuciją į savo atsineštą laikmeną. Taip pat buvo gyvai demonstruojamas „Baltix“, pristatomos laisvos programos.</text:p>
      <text:p text:style-name="P7"/>
      <text:p text:style-name="P5">1.2 Konferencijos</text:p>
      <text:p text:style-name="P5"/>
      <text:p text:style-name="Contents_20_1"><text:span text:style-name="T1">Parodos metu „Infobalt 2006“ buvo suorganizuotas seminaras – diskusija </text:span><text:span text:style-name="T2">„Ar gali vyriausybė būti atviresnė? Atvirųjų standartų taikymas“</text:span><text:span text:style-name="T3">. Pagrindinis akcentas – atviras dokumentų formatas ODF (OpenDocument Format), neseniai pripažintas ISO tarptautiniu standartu. Buvo gvildenamas klausimas, kodėl Lietuva nelabai noriai pereina prie šio standarto, kokios yra priežastys ir ką rodo kitų šalių patirtis. Seminare dalyvavo vyriausybės atstovai ir kiti standartų klausimais besidomintys žmonės.</text:span></text:p>
      <text:p text:style-name="P8"/>
      <text:list text:style-name="L2">
        <text:list-item>
          <text:p text:style-name="P9">Pranešimą „The Many Faces of "Open"“ („Daugybė „Atviro“ veidų“) apie Suomijos bei Europos patirtį skaitė Sun Microsystems vadovas Suomijai ir Baltijos šalims Jarmo Kuusivuori. </text:p>
          <text:p text:style-name="P9"/>
        </text:list-item>
        <text:list-item>
          <text:p text:style-name="P9"><text:span text:style-name="T4">Pranešimą „Būkime atviri: atvirų standartų taikymo galimybės“ skaitė Biotechnologijos Instituto daktaras, AKL valdybos narys Saulius Gražulis.</text:span></text:p>
        </text:list-item>
      </text:list>
      <text:p text:style-name="P8"/>
      <text:p text:style-name="P5">1.3 Vasaros renginiai</text:p>
      <text:p text:style-name="P5"/>
      <text:list text:style-name="L3">
        <text:list-item>
          <text:p text:style-name="P10"><text:span text:style-name="T4">Rugpjūčio 13-20d. Palūšėje (Ignalinos r.) vyko tarptautinis Linux naudotojų suvažiavimas (Linux Bier Wanderung) 2006.</text:span></text:p>
          <text:p text:style-name="P10"><text:span text:style-name="T4"/></text:p>
        </text:list-item>
        <text:list-item>
          <text:p text:style-name="P10"><text:span text:style-name="T4">Ryšium su Debian Developer'io Joost van Baal atvykimu į Lietuvą, </text:span><text:span text:style-name="Teletype"><text:span text:style-name="T5">2006 m. rugpjūčio 14 d. <text:s/>UAB „Programuotojų artelė“ biuro patalpose </text:span></text:span><text:span text:style-name="T4">buvo organizuotas PGP KeySigning renginys.</text:span></text:p>
        </text:list-item>
      </text:list>
      <text:p text:style-name="P11"><text:span text:style-name="T4"/></text:p>
      <text:p text:style-name="P12"><text:span text:style-name="T6">1.4 Web ūkis</text:span></text:p>
      <text:p text:style-name="P12"><text:span text:style-name="T6"/></text:p>
      <text:p text:style-name="P12"><text:span text:style-name="T7">Buvo sukurti:</text:span></text:p>
      <text:list text:style-name="L4">
        <text:list-item>
          <text:p text:style-name="P13"><text:span text:style-name="T7">webmail.akl.lt</text:span></text:p>
        </text:list-item>
        <text:list-item>
          <text:p text:style-name="P13"><text:span text:style-name="T7">nariai.akl.lt</text:span></text:p>
        </text:list-item>
        <text:list-item>
          <text:p text:style-name="P14"><text:span text:style-name="T7">beveik sukurtas </text:span><text:span text:style-name="Teletype"><text:span text:style-name="T8">lietuviškų blogų apie AK sindikavimo centras – planet.akl.lt</text:span></text:span></text:p>
        </text:list-item>
      </text:list>
      <text:p text:style-name="Contents_20_1"><text:span text:style-name="T8">Už viską labai dėkojame Rimui Kudeliui.</text:span></text:p>
      <text:p text:style-name="Contents_20_1"><text:span text:style-name="T8"/></text:p>
      <text:p text:style-name="P4"><text:span text:style-name="T9">2 Statistika</text:span></text:p>
      <text:p text:style-name="P5"><text:span text:style-name="T6"/></text:p>
      <text:p text:style-name="P5"><text:span text:style-name="T6">2.1 Narystė</text:span></text:p>
      <text:p text:style-name="P5"><text:span text:style-name="T6"/></text:p>
      <text:p text:style-name="P15">Dabar AKL turi 46 narius. </text:p>
      <text:p text:style-name="P15">Nuo 2006 gegužės į AKL priimti 7 nauji nariai. Dėl nario mokesčio nemokėjimo iš AKL pašalinti 5 nariai, 3 nariai pasitraukė iš AKL veiklos savo noru.</text:p>
      <text:p text:style-name="P15"/>
      <text:p text:style-name="P16">2.2 Valdybos susirinkimai</text:p>
      <text:p text:style-name="P15"/>
      <text:p text:style-name="P15">Nuo 2006 metų gegužės įvyko 3 valdybos susirinkimai. Valdybos narių dalyvavimas susirinkimuose: </text:p>
      <text:list text:style-name="L5">
        <text:list-item>
          <text:p text:style-name="P17">Jaroslav Šatkevič – 3.</text:p>
        </text:list-item>
        <text:list-item>
          <text:p text:style-name="P17">Tomas Jonušas – 3.</text:p>
        </text:list-item>
        <text:list-item>
          <text:p text:style-name="P17">Mykolas Okulič-Kazarinas – 2.</text:p>
        </text:list-item>
        <text:list-item>
          <text:p text:style-name="P17">Albertas Agejevas – 2.</text:p>
        </text:list-item>
        <text:list-item>
          <text:p text:style-name="P17">Saulius Gražulis – 3.</text:p>
        </text:list-item>
        <text:list-item>
          <text:p text:style-name="P18"><text:span text:style-name="T8">Žilvinas Jančoras – 1.</text:span></text:p>
        </text:list-item>
      </text:list>
      <text:p text:style-name="P1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DejaVu Sans1" style:font-size-asian="12pt" style:language-asian="lt" style:country-asian="LT" style:font-name-complex="DejaVu Sans1" style:font-size-complex="12pt" style:language-complex="lt" style:country-complex="L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2-09T01:00:52</meta:creation-date>
    <dc:creator>Kristina Kudriašova</dc:creator>
    <dc:date>2006-12-16T16:07:35</dc:date>
    <meta:printed-by>Kristina Kudriašova</meta:printed-by>
    <meta:print-date>2006-12-09T14:20:36</meta:print-date>
    <dc:language>lt-LT</dc:language>
    <meta:editing-cycles>16</meta:editing-cycles>
    <meta:editing-duration>PT2H38M48S</meta:editing-duration>
    <meta:user-defined meta:name="Info 1"/>
    <meta:user-defined meta:name="Info 2"/>
    <meta:user-defined meta:name="Info 3"/>
    <meta:user-defined meta:name="Info 4"/>
    <meta:document-statistic meta:table-count="0" meta:image-count="0" meta:object-count="0" meta:page-count="2" meta:paragraph-count="30" meta:word-count="306" meta:character-count="2274"/>
  </office:meta>
</office:document-meta>
</file>